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Tahoma, Helvetica, sans-serif" style:font-family-generic="roman" style:font-pitch="variable"/>
    <style:font-face style:name="Calibri" svg:font-family="Calibri" style:font-family-generic="system"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aakar" svg:font-family="aakar" style:font-family-generic="roman" style:font-pitch="variable"/>
    <style:font-face style:name="var(--bs-font-monospace)" svg:font-family="var(--bs-font-monospace)" style:font-family-generic="roman" style:font-pitch="variable"/>
  </office:font-face-decls>
  <office:automatic-styles>
    <style:style style:name="P1" style:family="paragraph" style:parent-style-name="HTML_20_Preformatted">
      <loext:graphic-properties draw:fill="solid" draw:fill-color="#f8f8f8"/>
      <style:paragraph-properties fo:background-color="#f8f8f8"/>
      <style:text-properties officeooo:paragraph-rsid="000d28b9"/>
    </style:style>
    <style:style style:name="P2" style:family="paragraph" style:parent-style-name="HTML_20_Preformatted">
      <loext:graphic-properties draw:fill="solid" draw:fill-color="#f8f8f8"/>
      <style:paragraph-properties fo:margin-top="0cm" fo:margin-bottom="0.494cm" style:contextual-spacing="false" fo:background-color="#f8f8f8"/>
      <style:text-properties officeooo:paragraph-rsid="000d28b9"/>
    </style:style>
    <style:style style:name="P3" style:family="paragraph" style:parent-style-name="Heading_20_1">
      <style:paragraph-properties fo:margin-top="0cm" fo:margin-bottom="0.494cm" style:contextual-spacing="false"/>
      <style:text-properties officeooo:paragraph-rsid="000d28b9"/>
    </style:style>
    <style:style style:name="P4" style:family="paragraph" style:parent-style-name="Heading_20_1">
      <style:paragraph-properties fo:margin-left="1.27cm" fo:margin-top="0cm" fo:margin-bottom="0.494cm" style:contextual-spacing="false" fo:text-indent="0cm" style:auto-text-indent="false"/>
      <style:text-properties officeooo:paragraph-rsid="000d28b9"/>
    </style:style>
    <style:style style:name="P5" style:family="paragraph" style:parent-style-name="Heading_20_2">
      <style:paragraph-properties fo:margin-top="0cm" fo:margin-bottom="0cm" style:contextual-spacing="false" fo:padding="0cm" fo:border-left="none" fo:border-right="none" fo:border-top="none" fo:border-bottom="0.74pt solid #d5d5d5"/>
      <style:text-properties officeooo:paragraph-rsid="000d28b9"/>
    </style:style>
    <style:style style:name="P6" style:family="paragraph" style:parent-style-name="Heading_20_2">
      <style:paragraph-properties fo:margin-left="1.27cm" fo:margin-top="0cm" fo:margin-bottom="0.494cm" style:contextual-spacing="false" fo:text-indent="0cm" style:auto-text-indent="false"/>
      <style:text-properties officeooo:paragraph-rsid="000d28b9"/>
    </style:style>
    <style:style style:name="P7" style:family="paragraph" style:parent-style-name="Heading_20_2">
      <style:paragraph-properties fo:margin-left="0cm" fo:margin-right="0cm" fo:text-indent="0cm" style:auto-text-indent="false"/>
      <style:text-properties officeooo:paragraph-rsid="000d28b9"/>
    </style:style>
    <style:style style:name="P8" style:family="paragraph" style:parent-style-name="Normal_20__28_Web_29_" style:list-style-name="WWNum1">
      <style:paragraph-properties fo:margin-left="2.54cm" fo:margin-top="0cm" fo:margin-bottom="0cm" style:contextual-spacing="false" fo:text-indent="-0.635cm" style:auto-text-indent="false"/>
      <style:text-properties officeooo:paragraph-rsid="000d28b9"/>
    </style:style>
    <style:style style:name="P9" style:family="paragraph" style:parent-style-name="Normal_20__28_Web_29_">
      <style:paragraph-properties fo:margin-top="0cm" fo:margin-bottom="0.494cm" style:contextual-spacing="false"/>
      <style:text-properties officeooo:paragraph-rsid="000d28b9"/>
    </style:style>
    <style:style style:name="P10" style:family="paragraph" style:parent-style-name="Normal_20__28_Web_29_">
      <style:paragraph-properties fo:margin-top="0.494cm" fo:margin-bottom="0.494cm" style:contextual-spacing="false"/>
      <style:text-properties officeooo:paragraph-rsid="000d28b9"/>
    </style:style>
    <style:style style:name="P11" style:family="paragraph" style:parent-style-name="Normal_20__28_Web_29_">
      <style:paragraph-properties fo:margin-left="1.27cm" fo:margin-top="0cm" fo:margin-bottom="0.494cm" style:contextual-spacing="false" fo:text-indent="0cm" style:auto-text-indent="false"/>
      <style:text-properties officeooo:paragraph-rsid="000d28b9"/>
    </style:style>
    <style:style style:name="P12" style:family="paragraph" style:parent-style-name="Normal_20__28_Web_29_">
      <style:paragraph-properties fo:margin-left="1.27cm" fo:margin-top="0cm" fo:margin-bottom="0cm" style:contextual-spacing="false" fo:text-indent="0cm" style:auto-text-indent="false"/>
      <style:text-properties officeooo:paragraph-rsid="000d28b9"/>
    </style:style>
    <style:style style:name="P13" style:family="paragraph" style:parent-style-name="Normal_20__28_Web_29_">
      <style:paragraph-properties fo:margin-top="0cm" fo:margin-bottom="0.494cm" style:contextual-spacing="false" fo:text-indent="0cm" style:auto-text-indent="false"/>
      <style:text-properties officeooo:paragraph-rsid="000d28b9"/>
    </style:style>
    <style:style style:name="P14" style:family="paragraph" style:parent-style-name="Normal_20__28_Web_29_">
      <loext:graphic-properties draw:fill="solid" draw:fill-color="#cce5e6"/>
      <style:paragraph-properties fo:margin-top="0cm" fo:margin-bottom="0cm" style:contextual-spacing="false" fo:background-color="#cce5e6"/>
      <style:text-properties officeooo:paragraph-rsid="000d28b9"/>
    </style:style>
    <style:style style:name="P15" style:family="paragraph" style:parent-style-name="Standard">
      <style:text-properties officeooo:paragraph-rsid="000d28b9"/>
    </style:style>
    <style:style style:name="P16" style:family="paragraph" style:parent-style-name="Text_20_body" style:list-style-name="WWNum2">
      <style:paragraph-properties fo:margin-left="0cm" fo:margin-right="0cm" fo:margin-top="0cm" fo:margin-bottom="0cm" style:contextual-spacing="false" fo:orphans="2" fo:widows="2" fo:text-indent="0cm" style:auto-text-indent="false">
        <style:tab-stops>
          <style:tab-stop style:position="0cm"/>
        </style:tab-stops>
      </style:paragraph-properties>
      <style:text-properties officeooo:paragraph-rsid="000d28b9"/>
    </style:style>
    <style:style style:name="P17" style:family="paragraph" style:parent-style-name="Text_20_body">
      <style:paragraph-properties fo:margin-left="0cm" fo:margin-right="0cm" fo:margin-top="0cm" fo:margin-bottom="0cm" style:contextual-spacing="false" fo:orphans="2" fo:widows="2" fo:text-indent="0cm" style:auto-text-indent="false"/>
      <style:text-properties officeooo:paragraph-rsid="000d28b9"/>
    </style:style>
    <style:style style:name="P18" style:family="paragraph" style:parent-style-name="Text_20_body">
      <style:paragraph-properties fo:margin-top="0cm" fo:margin-bottom="0.247cm" style:contextual-spacing="false" fo:line-height="115%"/>
    </style:style>
    <style:style style:name="P19" style:family="paragraph" style:parent-style-name="Text_20_body">
      <style:paragraph-properties fo:margin-left="0cm" fo:margin-right="0cm" fo:text-indent="0cm" style:auto-text-indent="false"/>
      <style:text-properties officeooo:paragraph-rsid="000d28b9"/>
    </style:style>
    <style:style style:name="P20" style:family="paragraph" style:parent-style-name="alert-title">
      <loext:graphic-properties draw:fill="solid" draw:fill-color="#cce5e6"/>
      <style:paragraph-properties fo:margin-top="0cm" fo:margin-bottom="0.265cm" style:contextual-spacing="false" style:line-height-at-least="0.423cm" fo:background-color="#cce5e6"/>
      <style:text-properties officeooo:paragraph-rsid="000d28b9"/>
    </style:style>
    <style:style style:name="P21" style:family="paragraph" style:parent-style-name="Текст_20_в_20_заданном_20_формате">
      <style:paragraph-properties fo:margin-left="0cm" fo:margin-right="0cm" fo:orphans="2" fo:widows="2" fo:text-indent="0cm" style:auto-text-indent="false"/>
      <style:text-properties officeooo:paragraph-rsid="000d28b9"/>
    </style:style>
    <style:style style:name="P22" style:family="paragraph" style:parent-style-name="Текст_20_в_20_заданном_20_формате">
      <style:paragraph-properties fo:orphans="2" fo:widows="2"/>
      <style:text-properties officeooo:paragraph-rsid="000d28b9"/>
    </style:style>
    <style:style style:name="P23" style:family="paragraph" style:parent-style-name="Текст_20_в_20_заданном_20_формате">
      <style:paragraph-properties fo:margin-top="0cm" fo:margin-bottom="0.499cm" style:contextual-spacing="false" fo:orphans="2" fo:widows="2"/>
      <style:text-properties officeooo:paragraph-rsid="000d28b9"/>
    </style:style>
    <style:style style:name="P24" style:family="paragraph" style:parent-style-name="Текст_20_в_20_заданном_20_формате">
      <style:paragraph-properties fo:orphans="2" fo:widows="2"/>
      <style:text-properties fo:font-variant="normal" fo:text-transform="none" fo:color="#000000" loext:opacity="100%" style:font-name="Arial" fo:font-size="8pt" fo:letter-spacing="normal" fo:font-style="normal" fo:font-weight="normal" officeooo:paragraph-rsid="000d28b9" fo:background-color="#ffff00" style:font-size-asian="8pt" style:font-style-asian="normal" style:font-weight-asian="normal" style:font-size-complex="8pt"/>
    </style:style>
    <style:style style:name="P25" style:family="paragraph">
      <loext:graphic-properties draw:fill="none"/>
      <style:paragraph-properties fo:text-align="start"/>
      <style:text-properties fo:color="#000000" loext:opacity="100%" fo:font-size="18pt"/>
    </style:style>
    <style:style style:name="T1" style:family="text">
      <style:text-properties fo:font-size="8pt" fo:background-color="#e8a202" loext:char-shading-value="0" style:font-size-asian="8pt" style:font-size-complex="8pt"/>
    </style:style>
    <style:style style:name="T2" style:family="text">
      <style:text-properties fo:font-size="8pt" fo:background-color="#ffff00" loext:char-shading-value="0" style:font-size-asian="8pt" style:font-size-complex="8pt"/>
    </style:style>
    <style:style style:name="T3" style:family="text">
      <style:text-properties fo:font-size="8pt" fo:font-weight="bold" fo:background-color="#ffff00" loext:char-shading-value="0" style:font-size-asian="8pt" style:font-weight-asian="bold" style:font-size-complex="8pt" style:font-weight-complex="bold"/>
    </style:style>
    <style:style style:name="T4" style:family="text">
      <style:text-properties fo:font-size="8pt" fo:font-weight="bold" fo:background-color="#e8a202" loext:char-shading-value="0" style:font-size-asian="8pt" style:font-weight-asian="bold" style:font-size-complex="8pt" style:font-weight-complex="bold"/>
    </style:style>
    <style:style style:name="T5" style:family="text">
      <style:text-properties style:font-name="Consolas" fo:font-size="8pt" fo:background-color="#e8a202" loext:char-shading-value="0" style:font-size-asian="8pt" style:font-name-complex="Courier New2" style:font-size-complex="8pt"/>
    </style:style>
    <style:style style:name="T6" style:family="text">
      <style:text-properties style:font-name="Consolas" fo:font-size="8pt" fo:background-color="#e8a202" loext:char-shading-value="0" style:font-size-asian="8pt" style:font-size-complex="8pt"/>
    </style:style>
    <style:style style:name="T7" style:family="text">
      <style:text-properties style:font-name="Consolas" fo:font-size="8pt" fo:font-weight="bold" fo:background-color="#ffff00" loext:char-shading-value="0" style:font-size-asian="8pt" style:font-weight-asian="bold" style:font-name-complex="Courier New2" style:font-size-complex="8pt" style:font-weight-complex="bold"/>
    </style:style>
    <style:style style:name="T8" style:family="text">
      <style:text-properties style:font-name="Consolas" fo:font-size="8pt" fo:font-weight="bold" fo:background-color="#e8a202" loext:char-shading-value="0" style:font-size-asian="8pt" style:font-weight-asian="bold" style:font-name-complex="Courier New2" style:font-size-complex="8pt" style:font-weight-complex="bold"/>
    </style:style>
    <style:style style:name="T9" style:family="text">
      <style:text-properties style:font-name="Consolas" fo:font-size="8pt" fo:font-weight="bold" fo:background-color="#e8a202" loext:char-shading-value="0" style:font-name-asian="Calibri" style:font-size-asian="8pt" style:font-weight-asian="bold" style:font-size-complex="8pt" style:font-weight-complex="bold"/>
    </style:style>
    <style:style style:name="T10" style:family="text">
      <style:text-properties fo:font-variant="normal" fo:text-transform="none" fo:color="#000000" loext:opacity="100%" style:font-name="Arial" fo:font-size="8pt" fo:letter-spacing="normal" fo:font-style="normal" fo:font-weight="normal" fo:background-color="#e8a202" loext:char-shading-value="0" style:font-size-asian="8pt" style:font-style-asian="normal" style:font-weight-asian="normal" style:font-size-complex="8pt"/>
    </style:style>
    <style:style style:name="T11" style:family="text">
      <style:text-properties fo:font-variant="normal" fo:text-transform="none" fo:color="#000000" loext:opacity="100%" style:font-name="Arial" fo:font-size="8pt" fo:letter-spacing="normal" fo:font-style="normal" fo:font-weight="normal" fo:background-color="#ffff00" loext:char-shading-value="0" style:font-size-asian="8pt" style:font-style-asian="normal" style:font-weight-asian="normal" style:font-size-complex="8pt"/>
    </style:style>
    <style:style style:name="T12" style:family="text">
      <style:text-properties fo:color="#714b67" loext:opacity="100%" fo:font-size="8pt" fo:letter-spacing="-0.009cm" fo:background-color="#ffff00" loext:char-shading-value="0" style:font-size-asian="8pt" style:font-size-complex="8pt"/>
    </style:style>
    <style:style style:name="T13" style:family="text">
      <style:text-properties fo:color="#282f33" loext:opacity="100%" style:font-name="Georgia" fo:font-size="8pt" fo:letter-spacing="-0.004cm" fo:font-weight="bold" fo:background-color="#ffff00" loext:char-shading-value="0" style:font-size-asian="8pt" style:font-weight-asian="bold" style:font-size-complex="8pt" style:font-weight-complex="bold"/>
    </style:style>
    <style:style style:name="T14" style:family="text">
      <style:text-properties style:font-name="var(--bs-font-monospace)" fo:font-size="8pt" fo:background-color="#ffff00" loext:char-shading-value="0" style:font-size-asian="8pt" style:font-size-complex="8pt"/>
    </style:style>
    <style:style style:name="T15" style:family="text">
      <style:text-properties fo:color="#800080" loext:opacity="100%" style:font-name="var(--bs-font-monospace)" fo:font-size="8pt" fo:background-color="#ffff00" loext:char-shading-value="0" style:font-size-asian="8pt" style:font-size-complex="8pt"/>
    </style:style>
    <style:style style:name="T16" style:family="text">
      <style:text-properties fo:color="#8c8c8c" loext:opacity="100%" style:font-name="var(--bs-font-monospace)" fo:font-size="8pt" fo:font-style="italic" fo:background-color="#ffff00" loext:char-shading-value="0" style:font-size-asian="8pt" style:font-style-asian="italic" style:font-size-complex="8pt" style:font-style-complex="italic"/>
    </style:style>
    <style:style style:name="T17" style:family="text">
      <style:text-properties style:font-name="aakar" fo:font-size="8pt" fo:background-color="#e8a202" loext:char-shading-value="0" style:font-size-asian="8pt" style:font-size-complex="8pt"/>
    </style:style>
    <style:style style:name="T18" style:family="text">
      <style:text-properties fo:color="#014c4f" loext:opacity="100%" fo:font-size="8pt" fo:font-weight="bold" fo:background-color="#e8a202" loext:char-shading-value="0" style:font-size-asian="8pt" style:font-weight-asian="bold" style:font-size-complex="8pt" style:font-weight-complex="bold"/>
    </style:style>
    <style:style style:name="T19" style:family="text">
      <style:text-properties fo:color="#014c4f" loext:opacity="100%" fo:font-size="8pt" fo:background-color="#e8a202" loext:char-shading-value="0" style:font-size-asian="8pt" style:font-size-complex="8pt"/>
    </style:style>
    <style:style style:name="T20" style:family="text">
      <style:text-properties fo:color="#014c4f" loext:opacity="100%" style:font-name="Consolas" fo:font-size="8pt" fo:background-color="#e8a202" loext:char-shading-value="0" style:font-size-asian="8pt" style:font-name-complex="Courier New2" style:font-size-complex="8pt"/>
    </style:style>
    <style:style style:name="T21" style:family="text">
      <style:text-properties fo:color="#0000ff" loext:opacity="100%" fo:font-size="8pt" fo:background-color="#e8a202" loext:char-shading-value="0" style:font-size-asian="8pt" style:font-size-complex="8pt"/>
    </style:style>
    <style:style style:name="gr1" style:family="graphic" style:parent-style-name="Frame">
      <style:graphic-properties draw:stroke="none" svg:stroke-width="0cm" draw:fill="none" loext:fill-use-slide-background="false" draw:textarea-vertical-align="top" draw:auto-grow-height="false" fo:min-height="0.453cm" fo:min-width="0.531cm" fo:padding-top="0cm" fo:padding-bottom="0cm" fo:padding-left="0cm" fo:padding-right="0cm" fo:wrap-option="wrap" loext:decorative="false" fo:margin-left="0cm" fo:margin-right="0cm" fo:margin-top="0cm" fo:margin-bottom="0cm" style:run-through="foreground" style:wrap="run-through" style:number-wrapped-paragraphs="no-limit" style:vertical-pos="from-top" style:vertical-rel="line" style:horizontal-pos="left" style:horizontal-rel="char"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 loext:marker-style-name="T2"><text:span text:style-name="T12">Module Manifests</text:span></text:h>
      <text:h text:style-name="P5" text:outline-level="2" loext:marker-style-name="T2"><text:span text:style-name="T13">Manifest</text:span></text:h>
      <text:p text:style-name="P9" loext:marker-style-name="T2"><text:span text:style-name="T11">Файл манифеста служит для объявления пакета Python как модуля Odoo и указания метаданных модуля.</text:span><text:span text:style-name="T2"><text:line-break/><text:line-break/></text:span><text:span text:style-name="T11">Это файл с именем __manifest__.py, содержащий один словарь Python, где каждый ключ определяет метаданные модуля.</text:span></text:p>
      <text:p text:style-name="P1"><text:span text:style-name="p"><text:span text:style-name="T14">{</text:span></text:span></text:p>
      <text:p text:style-name="P1"><text:span text:style-name="T14"><text:s text:c="4"/></text:span><text:span text:style-name="s1"><text:span text:style-name="T15">'name'</text:span></text:span><text:span text:style-name="p"><text:span text:style-name="T14">:</text:span></text:span><text:span text:style-name="T14"> </text:span><text:span text:style-name="s2"><text:span text:style-name="T15">"A Module"</text:span></text:span><text:span text:style-name="p"><text:span text:style-name="T14">,</text:span></text:span></text:p>
      <text:p text:style-name="P1"><text:span text:style-name="T14"><text:s text:c="4"/></text:span><text:span text:style-name="s1"><text:span text:style-name="T15">'version'</text:span></text:span><text:span text:style-name="p"><text:span text:style-name="T14">:</text:span></text:span><text:span text:style-name="T14"> </text:span><text:span text:style-name="s1"><text:span text:style-name="T15">'1.0'</text:span></text:span><text:span text:style-name="p"><text:span text:style-name="T14">,</text:span></text:span></text:p>
      <text:p text:style-name="P1"><text:span text:style-name="T14"><text:s text:c="4"/></text:span><text:span text:style-name="s1"><text:span text:style-name="T15">'depends'</text:span></text:span><text:span text:style-name="p"><text:span text:style-name="T14">:</text:span></text:span><text:span text:style-name="T14"> </text:span><text:span text:style-name="p"><text:span text:style-name="T14">[</text:span></text:span><text:span text:style-name="s1"><text:span text:style-name="T15">'base'</text:span></text:span><text:span text:style-name="p"><text:span text:style-name="T14">],</text:span></text:span></text:p>
      <text:p text:style-name="P1"><text:span text:style-name="T14"><text:s text:c="4"/></text:span><text:span text:style-name="s1"><text:span text:style-name="T15">'author'</text:span></text:span><text:span text:style-name="p"><text:span text:style-name="T14">:</text:span></text:span><text:span text:style-name="T14"> </text:span><text:span text:style-name="s2"><text:span text:style-name="T15">"Author Name"</text:span></text:span><text:span text:style-name="p"><text:span text:style-name="T14">,</text:span></text:span></text:p>
      <text:p text:style-name="P1"><text:span text:style-name="T14"><text:s text:c="4"/></text:span><text:span text:style-name="s1"><text:span text:style-name="T15">'category'</text:span></text:span><text:span text:style-name="p"><text:span text:style-name="T14">:</text:span></text:span><text:span text:style-name="T14"> </text:span><text:span text:style-name="s1"><text:span text:style-name="T15">'Category'</text:span></text:span><text:span text:style-name="p"><text:span text:style-name="T14">,</text:span></text:span></text:p>
      <text:p text:style-name="P1"><text:span text:style-name="T14"><text:s text:c="4"/></text:span><text:span text:style-name="s1"><text:span text:style-name="T15">'description'</text:span></text:span><text:span text:style-name="p"><text:span text:style-name="T14">:</text:span></text:span><text:span text:style-name="T14"> </text:span><text:span text:style-name="s2"><text:span text:style-name="T15">"""</text:span></text:span></text:p>
      <text:p text:style-name="P1"><text:span text:style-name="s2"><text:span text:style-name="T15"><text:s text:c="4"/>Description text</text:span></text:span></text:p>
      <text:p text:style-name="P1"><text:span text:style-name="s2"><text:span text:style-name="T15"><text:s text:c="4"/>"""</text:span></text:span><text:span text:style-name="p"><text:span text:style-name="T14">,</text:span></text:span></text:p>
      <text:p text:style-name="P1"><text:span text:style-name="T14"><text:s text:c="4"/></text:span><text:span text:style-name="c1"><text:span text:style-name="T16"># data files always loaded at installation</text:span></text:span></text:p>
      <text:p text:style-name="P1"><text:span text:style-name="T14"><text:s text:c="4"/></text:span><text:span text:style-name="s1"><text:span text:style-name="T15">'data'</text:span></text:span><text:span text:style-name="p"><text:span text:style-name="T14">:</text:span></text:span><text:span text:style-name="T14"> </text:span><text:span text:style-name="p"><text:span text:style-name="T14">[</text:span></text:span></text:p>
      <text:p text:style-name="P1"><text:span text:style-name="T14"><text:s text:c="8"/></text:span><text:span text:style-name="s1"><text:span text:style-name="T15">'views/mymodule_view.xml'</text:span></text:span><text:span text:style-name="p"><text:span text:style-name="T14">,</text:span></text:span></text:p>
      <text:p text:style-name="P1"><text:span text:style-name="T14"><text:s text:c="4"/></text:span><text:span text:style-name="p"><text:span text:style-name="T14">],</text:span></text:span></text:p>
      <text:p text:style-name="P1"><text:span text:style-name="T14"><text:s text:c="4"/></text:span><text:span text:style-name="c1"><text:span text:style-name="T16"># data files containing optionally loaded demonstration data</text:span></text:span></text:p>
      <text:p text:style-name="P1"><text:span text:style-name="T14"><text:s text:c="4"/></text:span><text:span text:style-name="s1"><text:span text:style-name="T15">'demo'</text:span></text:span><text:span text:style-name="p"><text:span text:style-name="T14">:</text:span></text:span><text:span text:style-name="T14"> </text:span><text:span text:style-name="p"><text:span text:style-name="T14">[</text:span></text:span></text:p>
      <text:p text:style-name="P2"><text:span text:style-name="T14"><text:s text:c="8"/></text:span><text:span text:style-name="s1"><text:span text:style-name="T15">'demo/demo_data.xml'</text:span></text:span><text:span text:style-name="p"><text:span text:style-name="T14">,</text:span></text:span></text:p>
      <text:p text:style-name="P1"><text:span text:style-name="T14"><text:s text:c="4"/></text:span><text:span text:style-name="p"><text:span text:style-name="T14">],</text:span></text:span></text:p>
      <text:p text:style-name="P1"><text:span text:style-name="p"><text:span text:style-name="T14">}</text:span></text:span></text:p>
      <text:p text:style-name="P10" loext:marker-style-name="T2"><text:span text:style-name="T11">Доступные поля манифеста:</text:span></text:p>
      <text:p text:style-name="P15"><text:span text:style-name="pre"><text:span text:style-name="T7">name</text:span></text:span><text:span text:style-name="T3"> (</text:span><text:span text:style-name="pre"><text:span text:style-name="T7">str</text:span></text:span><text:span text:style-name="T3">, required)</text:span></text:p>
      <text:p text:style-name="P11" loext:marker-style-name="T2"><text:span text:style-name="T2">the human-readable name of the module</text:span></text:p>
      <text:p text:style-name="P15"><text:span text:style-name="pre"><text:span text:style-name="T7">version</text:span></text:span><text:span text:style-name="T3"> (</text:span><text:span text:style-name="pre"><text:span text:style-name="T7">str</text:span></text:span><text:span text:style-name="T3">)</text:span></text:p>
      <text:p text:style-name="P11" loext:marker-style-name="T2"><text:span text:style-name="T11">версия этого модуля должна соответствовать правилам семантического управления версиями</text:span></text:p>
      <text:p text:style-name="P11"><text:span text:style-name="T11">this module’s version, should follow </text:span><text:a xlink:type="simple" xlink:href="https://semver.org/" office:target-frame-name="_blank" xlink:show="new" text:style-name="ListLabel_20_537" text:visited-style-name="ListLabel_20_537"><text:span text:style-name="T11">semantic versioning</text:span></text:a><text:span text:style-name="T11"> rules</text:span></text:p>
      <text:h text:style-name="P4" text:outline-level="1" loext:marker-style-name="T11"><text:bookmark text:name="semantic-versioning-200"/><text:span text:style-name="T11">Semantic Versioning 2.0.0</text:span></text:h>
      <text:p text:style-name="P11" loext:marker-style-name="T11"><text:span text:style-name="T11">Учитывая номер версии MAJOR.MINOR.PATCH, увеличьте:<text:line-break/><text:line-break/>ОСНОВНАЯ версия при внесении несовместимых изменений API.<text:line-break/>МИНОРНАЯ версия, когда вы добавляете функциональность с обратной совместимостью.<text:line-break/>PATCH-версия, когда вы исправляете ошибки с обратной совместимостью.<text:line-break/>Дополнительные метки для метаданных предварительной версии и сборки доступны как расширения формата MAJOR.MINOR.PATCH.</text:span></text:p>
      <text:p text:style-name="P11" loext:marker-style-name="T11"><text:span text:style-name="T11">Введение<text:line-break/>В мире управления программным обеспечением существует страшное место под названием «ад зависимости». Чем больше становится ваша система и чем больше пакетов вы интегрируете в свое программное обеспечение, тем больше вероятность, что однажды вы окажетесь в этой яме отчаяния.<text:line-break/><text:line-break/>В системах со многими зависимостями выпуск новых версий пакетов может быстро превратиться в кошмар. Если спецификации зависимостей слишком жесткие, вы рискуете получить блокировку версий (невозможность обновить пакет без необходимости выпуска новых версий каждого зависимого пакета). Если зависимости указаны слишком свободно, вы неизбежно столкнетесь с неразборчивостью версий (при условии совместимости с большим количеством будущих версий, чем это разумно). Ад зависимостей — это то место, где вы находитесь, когда блокировка версий и/или неразборчивость версий не позволяют вам легко и безопасно продвигать проект вперед.<text:line-break/><text:line-break/>В качестве решения этой проблемы мы предлагаем простой набор правил и требований, которые определяют, как назначаются и увеличиваются номера версий. Эти правила основаны, но не обязательно ограничиваются ранее существовавшими широко распространенными практиками использования как закрытого, так и открытого программного обеспечения. Чтобы эта система работала, сначала необходимо объявить общедоступный API. Это может состоять из документации или обеспечиваться самим кодом. В любом случае важно, чтобы этот API был ясным и точным. Как только вы определите свой общедоступный API, вы сообщаете об изменениях в нем с определенным увеличением номера версии. Рассмотрим формат версии X.Y.Z (Major.Minor.Patch). Исправления ошибок, не влияющие на API, увеличивают версию исправления, обратно совместимые дополнения/изменения API увеличивают дополнительную версию, а обратно несовместимые изменения API увеличивают основную версию.<text:line-break/><text:line-break/>Мы называем эту систему «Семантическим управлением версиями». Согласно этой схеме номера версий и способ их изменения передают значение базового кода и того, что было изменено от одной версии к другой.</text:span></text:p>
      <text:h text:style-name="P6" text:outline-level="2" loext:marker-style-name="T11"><text:bookmark text:name="semantic-versioning-specification-semver"/><text:soft-page-break/><text:span text:style-name="T11">Semantic Versioning Specification (SemVer)</text:span></text:h>
      <text:p text:style-name="P17"><text:span text:style-name="T11">The key words “MUST”, “MUST NOT”, “REQUIRED”, “SHALL”, “SHALL NOT”, “SHOULD”, “SHOULD NOT”, “RECOMMENDED”, “MAY”, and “OPTIONAL” in this document are to be interpreted as described in </text:span><text:a xlink:type="simple" xlink:href="https://tools.ietf.org/html/rfc2119" text:style-name="ListLabel_20_537" text:visited-style-name="ListLabel_20_537"><text:span text:style-name="T11">RFC 2119</text:span></text:a><text:span text:style-name="T11">.</text:span></text:p>
      <text:list text:style-name="WWNum2">
        <text:list-item>
          <text:p text:style-name="P16" loext:marker-style-name="T11"><draw:custom-shape text:anchor-type="char" draw:z-index="7" draw:name="Врезка1" draw:style-name="gr1" draw:text-style-name="P25" svg:width="0.53cm" svg:height="0.452cm" svg:x="-0.001cm" svg:y="0.002cm"><text:p text:style-name="P18"/><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Software using Semantic Versioning MUST declare a public API. This API could be declared in the code itself or exist strictly in documentation. However it is done, it SHOULD be precise and comprehensive.</text:span></text:p>
        </text:list-item>
        <text:list-item>
          <text:p text:style-name="P16" loext:marker-style-name="T11"><draw:custom-shape text:anchor-type="char" draw:z-index="9" draw:name="Врезка2" draw:style-name="gr1" draw:text-style-name="P25" svg:width="0.53cm" svg:height="0.452cm" svg:x="-0.001cm" svg:y="0.002cm"><text:p text:style-name="P18"/><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A normal version number MUST take the form X.Y.Z where X, Y, and Z are non-negative integers, and MUST NOT contain leading zeroes. X is the major version, Y is the minor version, and Z is the patch version. Each element MUST increase numerically. For instance: 1.9.0 -&gt; 1.10.0 -&gt; 1.11.0.</text:span></text:p>
        </text:list-item>
        <text:list-item>
          <text:p text:style-name="P16" loext:marker-style-name="T11"><draw:custom-shape text:anchor-type="char" draw:z-index="10" draw:name="Врезка3" draw:style-name="gr1" draw:text-style-name="P25" svg:width="0.53cm" svg:height="0.452cm" svg:x="-0.001cm" svg:y="0.002cm"><text:p text:style-name="P18"/><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Once a versioned package has been released, the contents of that version MUST NOT be modified. Any modifications MUST be released as a new version.</text:span></text:p>
        </text:list-item>
        <text:list-item>
          <text:p text:style-name="P16" loext:marker-style-name="T11"><draw:custom-shape text:anchor-type="char" draw:z-index="4" draw:name="Врезка4" draw:style-name="gr1" draw:text-style-name="P25" svg:width="0.53cm" svg:height="0.452cm" svg:x="-0.001cm" svg:y="0.002cm"><text:p text:style-name="P18"/><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Major version zero (0.y.z) is for initial development. Anything MAY change at any time. The public API SHOULD NOT be considered stable.</text:span></text:p>
        </text:list-item>
        <text:list-item>
          <text:p text:style-name="P16" loext:marker-style-name="T11"><draw:custom-shape text:anchor-type="char" draw:z-index="6" draw:name="Врезка5" draw:style-name="gr1" draw:text-style-name="P25" svg:width="0.53cm" svg:height="0.452cm" svg:x="-0.001cm" svg:y="0.002cm"><text:p text:style-name="P18"/><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Version 1.0.0 defines the public API. The way in which the version number is incremented after this release is dependent on this public API and how it changes.</text:span></text:p>
        </text:list-item>
        <text:list-item>
          <text:p text:style-name="P16" loext:marker-style-name="T11"><draw:custom-shape text:anchor-type="char" draw:z-index="8" draw:name="Врезка6" draw:style-name="gr1" draw:text-style-name="P25" svg:width="0.53cm" svg:height="0.452cm" svg:x="-0.001cm" svg:y="0.002cm"><text:p text:style-name="P18"/><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Patch version Z (x.y.Z | x &gt; 0) MUST be incremented if only backward compatible bug fixes are introduced. A bug fix is defined as an internal change that fixes incorrect behavior.</text:span></text:p>
        </text:list-item>
        <text:list-item>
          <text:p text:style-name="P16" loext:marker-style-name="T11"><draw:custom-shape text:anchor-type="char" draw:z-index="5" draw:name="Врезка7" draw:style-name="gr1" draw:text-style-name="P25" svg:width="0.53cm" svg:height="0.452cm" svg:x="-0.001cm" svg:y="0.002cm"><text:p text:style-name="P18"/><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Minor version Y (x.Y.z | x &gt; 0) MUST be incremented if new, backward compatible functionality is introduced to the public API. It MUST be incremented if any public API functionality is marked as deprecated. It MAY be incremented if substantial new functionality or improvements are introduced within the private code. It MAY include patch level changes. Patch version MUST be reset to 0 when minor version is incremented.</text:span></text:p>
        </text:list-item>
        <text:list-item>
          <text:p text:style-name="P16" loext:marker-style-name="T11"><draw:custom-shape text:anchor-type="char" draw:z-index="2" draw:name="Врезка8" draw:style-name="gr1" draw:text-style-name="P25" svg:width="0.53cm" svg:height="0.452cm" svg:x="-0.001cm" svg:y="0.002cm"><text:p text:style-name="P18"/><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Major version X (X.y.z | X &gt; 0) MUST be incremented if any backward incompatible changes are introduced to the public API. It MAY also include minor and patch level changes. Patch and minor versions MUST be reset to 0 when major version is incremented.</text:span></text:p>
        </text:list-item>
        <text:list-item>
          <text:p text:style-name="P16" loext:marker-style-name="T11"><draw:custom-shape text:anchor-type="char" draw:z-index="3" draw:name="Врезка9" draw:style-name="gr1" draw:text-style-name="P25" svg:width="0.53cm" svg:height="0.452cm" svg:x="-0.001cm" svg:y="0.002cm"><text:p text:style-name="P18"/><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A pre-release version MAY be denoted by appending a hyphen and a series of dot separated identifiers immediately following the patch version. Identifiers MUST comprise only ASCII alphanumerics and hyphens [0-9A-Za-z-]. Identifiers MUST NOT be empty. Numeric identifiers MUST NOT include leading zeroes. Pre-release versions have a lower precedence than the associated normal version. A pre-release version indicates that the version is unstable and might not satisfy the intended compatibility requirements as denoted by its associated normal version. Examples: 1.0.0-alpha, 1.0.0-alpha.1, 1.0.0-0.3.7, 1.0.0-x.7.z.92, 1.0.0-x-y-z.--.</text:span></text:p>
        </text:list-item>
        <text:list-item>
          <text:p text:style-name="P16" loext:marker-style-name="T11"><draw:custom-shape text:anchor-type="char" draw:z-index="1" draw:name="Врезка10" draw:style-name="gr1" draw:text-style-name="P25" svg:width="0.53cm" svg:height="0.452cm" svg:x="0cm" svg:y="0.002cm"><text:p text:style-name="P18"/><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Build metadata MAY be denoted by appending a plus sign and a series of dot separated identifiers immediately following the patch or pre-release version. Identifiers MUST comprise only ASCII alphanumerics and hyphens [0-9A-Za-z-]. Identifiers MUST NOT be empty. Build metadata MUST be ignored when determining version precedence. Thus two versions that differ only in the build metadata, have the same precedence. Examples: 1.0.0-alpha+001, 1.0.0+20130313144700, 1.0.0-beta+exp.sha.5114f85, 1.0.0+21AF26D3----117B344092BD.</text:span></text:p>
        </text:list-item>
        <text:list-item>
          <text:p text:style-name="P16" loext:marker-style-name="T11"><draw:custom-shape text:anchor-type="char" draw:z-index="0" draw:name="Врезка11" draw:style-name="gr1" draw:text-style-name="P25" svg:width="0.53cm" svg:height="0.452cm" svg:x="0cm" svg:y="0.002cm"><text:p text:style-name="P18"/><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1">Precedence refers to how versions are compared to each other when ordered.</text:span></text:p>
          <text:list>
            <text:list-item>
              <text:p text:style-name="P16" loext:marker-style-name="T11"><text:span text:style-name="T11">Precedence MUST be calculated by separating the version into major, minor, patch and pre-release identifiers in that order (Build metadata does not figure into precedence).</text:span></text:p>
            </text:list-item>
            <text:list-item>
              <text:p text:style-name="P16" loext:marker-style-name="T11"><text:span text:style-name="T11">Precedence is determined by the first difference when comparing each of these identifiers from left to right as follows: Major, minor, and patch versions are always compared numerically.</text:span></text:p>
            </text:list-item>
          </text:list>
        </text:list-item>
      </text:list>
      <text:p text:style-name="P17" loext:marker-style-name="T11"><text:span text:style-name="T11">Example: 1.0.0 &lt; 2.0.0 &lt; 2.1.0 &lt; 2.1.1.</text:span></text:p>
      <text:list text:continue-numbering="true" text:style-name="WWNum2">
        <text:list-item>
          <text:list>
            <text:list-item>
              <text:p text:style-name="P16" loext:marker-style-name="T11"><text:span text:style-name="T11">When major, minor, and patch are equal, a pre-release version has lower precedence than a normal version:</text:span></text:p>
            </text:list-item>
          </text:list>
        </text:list-item>
      </text:list>
      <text:p text:style-name="P17" loext:marker-style-name="T11"><text:span text:style-name="T11">Example: 1.0.0-alpha &lt; 1.0.0.</text:span></text:p>
      <text:list text:continue-numbering="true" text:style-name="WWNum2">
        <text:list-item>
          <text:list>
            <text:list-item>
              <text:p text:style-name="P16" loext:marker-style-name="T11"><text:span text:style-name="T11">Precedence for two pre-release versions with the same major, minor, and patch version MUST be determined by comparing each dot separated identifier from left to right until a difference is found as follows:</text:span></text:p>
              <text:list>
                <text:list-item>
                  <text:p text:style-name="P16" loext:marker-style-name="T11"><text:span text:style-name="T11">Identifiers consisting of only digits are compared numerically.</text:span></text:p>
                </text:list-item>
                <text:list-item>
                  <text:p text:style-name="P16" loext:marker-style-name="T11"><text:span text:style-name="T11">Identifiers with letters or hyphens are compared lexically in ASCII sort order.</text:span></text:p>
                </text:list-item>
                <text:list-item>
                  <text:p text:style-name="P16" loext:marker-style-name="T11"><text:span text:style-name="T11">Numeric identifiers always have lower precedence than non-numeric identifiers.</text:span></text:p>
                </text:list-item>
                <text:list-item>
                  <text:p text:style-name="P16" loext:marker-style-name="T11"><text:span text:style-name="T11">A larger set of pre-release fields has a higher precedence than a smaller set, if all of the preceding identifiers are equal.</text:span></text:p>
                </text:list-item>
              </text:list>
            </text:list-item>
          </text:list>
        </text:list-item>
      </text:list>
      <text:p text:style-name="P17" loext:marker-style-name="T11"><text:span text:style-name="T11">Example: 1.0.0-alpha &lt; 1.0.0-alpha.1 &lt; 1.0.0-alpha.beta &lt; 1.0.0-beta &lt; 1.0.0-beta.2 &lt; 1.0.0-beta.11 &lt; 1.0.0-rc.1 &lt; 1.0.0.</text:span></text:p>
      <text:h text:style-name="P7" text:outline-level="2" loext:marker-style-name="T11"><text:bookmark text:name="backusnaur-form-grammar-for-valid-semver"/><text:span text:style-name="T11">Backus–Naur Form Grammar for Valid SemVer Versions</text:span></text:h>
      <text:p text:style-name="P21"><text:span text:style-name="Исходный_20_текст"><text:span text:style-name="T11">&lt;valid semver&gt; ::= &lt;version core&gt;</text:span></text:span></text:p>
      <text:p text:style-name="P22"><text:span text:style-name="Исходный_20_текст"><text:span text:style-name="T11"><text:s text:c="17"/>| &lt;version core&gt; "-" &lt;pre-release&gt;</text:span></text:span></text:p>
      <text:p text:style-name="P22"><text:span text:style-name="Исходный_20_текст"><text:span text:style-name="T11"><text:s text:c="17"/>| &lt;version core&gt; "+" &lt;build&gt;</text:span></text:span></text:p>
      <text:p text:style-name="P22"><text:span text:style-name="Исходный_20_текст"><text:span text:style-name="T11"><text:s text:c="17"/>| &lt;version core&gt; "-" &lt;pre-release&gt; "+" &lt;build&gt;</text:span></text:span></text:p>
      <text:p text:style-name="P24" loext:marker-style-name="T11"/>
      <text:p text:style-name="P22"><text:span text:style-name="Исходный_20_текст"><text:span text:style-name="T11">&lt;version core&gt; ::= &lt;major&gt; "." &lt;minor&gt; "." &lt;patch&gt;</text:span></text:span></text:p>
      <text:p text:style-name="P24" loext:marker-style-name="T11"/>
      <text:p text:style-name="P22"><text:span text:style-name="Исходный_20_текст"><text:span text:style-name="T11">&lt;major&gt; ::= &lt;numeric identifier&gt;</text:span></text:span></text:p>
      <text:p text:style-name="P24" loext:marker-style-name="T11"/>
      <text:p text:style-name="P22"><text:span text:style-name="Исходный_20_текст"><text:span text:style-name="T11">&lt;minor&gt; ::= &lt;numeric identifier&gt;</text:span></text:span></text:p>
      <text:p text:style-name="P24" loext:marker-style-name="T11"/>
      <text:p text:style-name="P22"><text:span text:style-name="Исходный_20_текст"><text:span text:style-name="T11">&lt;patch&gt; ::= &lt;numeric identifier&gt;</text:span></text:span></text:p>
      <text:p text:style-name="P24" loext:marker-style-name="T11"><text:soft-page-break/></text:p>
      <text:p text:style-name="P22"><text:span text:style-name="Исходный_20_текст"><text:span text:style-name="T11">&lt;pre-release&gt; ::= &lt;dot-separated pre-release identifiers&gt;</text:span></text:span></text:p>
      <text:p text:style-name="P24" loext:marker-style-name="T11"/>
      <text:p text:style-name="P22"><text:span text:style-name="Исходный_20_текст"><text:span text:style-name="T11">&lt;dot-separated pre-release identifiers&gt; ::= &lt;pre-release identifier&gt;</text:span></text:span></text:p>
      <text:p text:style-name="P22"><text:span text:style-name="Исходный_20_текст"><text:span text:style-name="T11"><text:s text:c="42"/>| &lt;pre-release identifier&gt; "." &lt;dot-separated pre-release identifiers&gt;</text:span></text:span></text:p>
      <text:p text:style-name="P24" loext:marker-style-name="T11"/>
      <text:p text:style-name="P22"><text:span text:style-name="Исходный_20_текст"><text:span text:style-name="T11">&lt;build&gt; ::= &lt;dot-separated build identifiers&gt;</text:span></text:span></text:p>
      <text:p text:style-name="P24" loext:marker-style-name="T11"/>
      <text:p text:style-name="P22"><text:span text:style-name="Исходный_20_текст"><text:span text:style-name="T11">&lt;dot-separated build identifiers&gt; ::= &lt;build identifier&gt;</text:span></text:span></text:p>
      <text:p text:style-name="P22"><text:span text:style-name="Исходный_20_текст"><text:span text:style-name="T11"><text:s text:c="36"/>| &lt;build identifier&gt; "." &lt;dot-separated build identifiers&gt;</text:span></text:span></text:p>
      <text:p text:style-name="P24" loext:marker-style-name="T11"/>
      <text:p text:style-name="P22"><text:span text:style-name="Исходный_20_текст"><text:span text:style-name="T11">&lt;pre-release identifier&gt; ::= &lt;alphanumeric identifier&gt;</text:span></text:span></text:p>
      <text:p text:style-name="P22"><text:span text:style-name="Исходный_20_текст"><text:span text:style-name="T11"><text:s text:c="27"/>| &lt;numeric identifier&gt;</text:span></text:span></text:p>
      <text:p text:style-name="P24" loext:marker-style-name="T11"/>
      <text:p text:style-name="P22"><text:span text:style-name="Исходный_20_текст"><text:span text:style-name="T11">&lt;build identifier&gt; ::= &lt;alphanumeric identifier&gt;</text:span></text:span></text:p>
      <text:p text:style-name="P22"><text:span text:style-name="Исходный_20_текст"><text:span text:style-name="T11"><text:s text:c="21"/>| &lt;digits&gt;</text:span></text:span></text:p>
      <text:p text:style-name="P24" loext:marker-style-name="T11"/>
      <text:p text:style-name="P22"><text:span text:style-name="Исходный_20_текст"><text:span text:style-name="T11">&lt;alphanumeric identifier&gt; ::= &lt;non-digit&gt;</text:span></text:span></text:p>
      <text:p text:style-name="P22"><text:span text:style-name="Исходный_20_текст"><text:span text:style-name="T11"><text:s text:c="28"/>| &lt;non-digit&gt; &lt;identifier characters&gt;</text:span></text:span></text:p>
      <text:p text:style-name="P22"><text:span text:style-name="Исходный_20_текст"><text:span text:style-name="T11"><text:s text:c="28"/>| &lt;identifier characters&gt; &lt;non-digit&gt;</text:span></text:span></text:p>
      <text:p text:style-name="P22"><text:span text:style-name="Исходный_20_текст"><text:span text:style-name="T11"><text:s text:c="28"/>| &lt;identifier characters&gt; &lt;non-digit&gt; &lt;identifier characters&gt;</text:span></text:span></text:p>
      <text:p text:style-name="P24" loext:marker-style-name="T11"/>
      <text:p text:style-name="P22"><text:span text:style-name="Исходный_20_текст"><text:span text:style-name="T11">&lt;numeric identifier&gt; ::= "0"</text:span></text:span></text:p>
      <text:p text:style-name="P22"><text:span text:style-name="Исходный_20_текст"><text:span text:style-name="T11"><text:s text:c="23"/>| &lt;positive digit&gt;</text:span></text:span></text:p>
      <text:p text:style-name="P22"><text:span text:style-name="Исходный_20_текст"><text:span text:style-name="T11"><text:s text:c="23"/>| &lt;positive digit&gt; &lt;digits&gt;</text:span></text:span></text:p>
      <text:p text:style-name="P24" loext:marker-style-name="T11"/>
      <text:p text:style-name="P22"><text:span text:style-name="Исходный_20_текст"><text:span text:style-name="T11">&lt;identifier characters&gt; ::= &lt;identifier character&gt;</text:span></text:span></text:p>
      <text:p text:style-name="P22"><text:span text:style-name="Исходный_20_текст"><text:span text:style-name="T11"><text:s text:c="26"/>| &lt;identifier character&gt; &lt;identifier characters&gt;</text:span></text:span></text:p>
      <text:p text:style-name="P24" loext:marker-style-name="T11"/>
      <text:p text:style-name="P22"><text:span text:style-name="Исходный_20_текст"><text:span text:style-name="T11">&lt;identifier character&gt; ::= &lt;digit&gt;</text:span></text:span></text:p>
      <text:p text:style-name="P22"><text:span text:style-name="Исходный_20_текст"><text:span text:style-name="T11"><text:s text:c="25"/>| &lt;non-digit&gt;</text:span></text:span></text:p>
      <text:p text:style-name="P24" loext:marker-style-name="T11"/>
      <text:p text:style-name="P22"><text:span text:style-name="Исходный_20_текст"><text:span text:style-name="T11">&lt;non-digit&gt; ::= &lt;letter&gt;</text:span></text:span></text:p>
      <text:p text:style-name="P22"><text:span text:style-name="Исходный_20_текст"><text:span text:style-name="T11"><text:s text:c="14"/>| "-"</text:span></text:span></text:p>
      <text:p text:style-name="P24" loext:marker-style-name="T11"/>
      <text:p text:style-name="P22"><text:span text:style-name="Исходный_20_текст"><text:span text:style-name="T11">&lt;digits&gt; ::= &lt;digit&gt;</text:span></text:span></text:p>
      <text:p text:style-name="P22"><text:span text:style-name="Исходный_20_текст"><text:span text:style-name="T11"><text:s text:c="11"/>| &lt;digit&gt; &lt;digits&gt;</text:span></text:span></text:p>
      <text:p text:style-name="P24" loext:marker-style-name="T11"/>
      <text:p text:style-name="P22"><text:span text:style-name="Исходный_20_текст"><text:span text:style-name="T11">&lt;digit&gt; ::= "0"</text:span></text:span></text:p>
      <text:p text:style-name="P22"><text:span text:style-name="Исходный_20_текст"><text:span text:style-name="T11"><text:s text:c="10"/>| &lt;positive digit&gt;</text:span></text:span></text:p>
      <text:p text:style-name="P24" loext:marker-style-name="T11"/>
      <text:p text:style-name="P22"><text:span text:style-name="Исходный_20_текст"><text:span text:style-name="T11">&lt;positive digit&gt; ::= "1" | "2" | "3" | "4" | "5" | "6" | "7" | "8" | "9"</text:span></text:span></text:p>
      <text:p text:style-name="P24" loext:marker-style-name="T11"/>
      <text:p text:style-name="P22"><text:span text:style-name="Исходный_20_текст"><text:span text:style-name="T11">&lt;letter&gt; ::= "A" | "B" | "C" | "D" | "E" | "F" | "G" | "H" | "I" | "J"</text:span></text:span></text:p>
      <text:p text:style-name="P22"><text:span text:style-name="Исходный_20_текст"><text:span text:style-name="T11"><text:s text:c="11"/>| "K" | "L" | "M" | "N" | "O" | "P" | "Q" | "R" | "S" | "T"</text:span></text:span></text:p>
      <text:p text:style-name="P22"><text:span text:style-name="Исходный_20_текст"><text:span text:style-name="T11"><text:s text:c="11"/>| "U" | "V" | "W" | "X" | "Y" | "Z" | "a" | "b" | "c" | "d"</text:span></text:span></text:p>
      <text:p text:style-name="P22"><text:span text:style-name="Исходный_20_текст"><text:span text:style-name="T11"><text:s text:c="11"/>| "e" | "f" | "g" | "h" | "i" | "j" | "k" | "l" | "m" | "n"</text:span></text:span></text:p>
      <text:p text:style-name="P22"><text:span text:style-name="Исходный_20_текст"><text:span text:style-name="T11"><text:s text:c="11"/>| "o" | "p" | "q" | "r" | "s" | "t" | "u" | "v" | "w" | "x"</text:span></text:span></text:p>
      <text:p text:style-name="P23"><text:span text:style-name="Исходный_20_текст"><text:span text:style-name="T11"><text:s text:c="11"/>| "y" | "z"</text:span></text:span></text:p>
      <text:p text:style-name="P19" loext:marker-style-name="T11"><text:bookmark text:name="backusnaur-form-grammar-for-valid-semver Copy 1"/><text:span text:style-name="T11">Зачем использовать семантическое управление версиями?<text:line-break/>Это не новая или революционная идея. На самом деле, вы, вероятно, уже делаете что-то близкое к этому. Проблема в том, что «близко» недостаточно. Без соответствия какой-либо формальной спецификации номера версий по сути бесполезны для управления зависимостями. Дав название и четкое определение вышеизложенным идеям, вам будет легко сообщить о своих намерениях пользователям вашего программного обеспечения. Как только эти намерения станут ясными, наконец-то можно будет создать гибкие (но не слишком гибкие) спецификации зависимостей.<text:line-break/><text:line-break/>Простой пример продемонстрирует, как семантическое управление версиями может оставить ад зависимостей в прошлом. Рассмотрим библиотеку под названием «Пожарная машина». Для этого требуется пакет с семантической версией под названием «Ladder». На момент создания Firetruck версия Ladder составляла 3.1.0. Поскольку Firetruck использует некоторые функции, впервые представленные в версии 3.1.0, вы можете безопасно указать зависимость Ladder как большую или равную версии 3.1.0, но меньше 4.0.0. Теперь, когда версии Ladder 3.1.1 и 3.2.0 станут доступны, вы можете опубликовать их в своей системе управления пакетами и быть уверенными, что они будут совместимы с существующим зависимым программным обеспечением.<text:line-break/><text:line-break/>Как ответственный разработчик, вы, конечно, захотите убедиться, что все обновления пакета работают так, как заявлено. Реальный мир — это грязное место; Мы ничего не можем с этим поделать, кроме как быть бдительными. Что вы можете сделать, так это позволить семантическому управлению версиями предоставить вам разумный способ выпуска и обновления пакетов без необходимости выпуска новых версий зависимых пакетов, что сэкономит ваше время и нервы.<text:line-break/><text:line-break/>Если все это звучит желательно, все, что вам нужно сделать, чтобы начать использовать семантическое управление версиями, — это заявить, что вы это делаете, а затем следовать правилам. Ссылка на этот сайт в вашем README, чтобы другие знали правила и могли ими воспользоваться.</text:span></text:p>
      <text:p text:style-name="P19" loext:marker-style-name="T11"><text:soft-page-break/><text:span text:style-name="T11">Часто задаваемые вопросы<text:line-break/>Как мне следует поступать с изменениями на начальном этапе разработки 0.y.z?<text:line-break/>Самое простое, что нужно сделать, — это начать первоначальную версию разработки с версии 0.1.0, а затем увеличивать второстепенную версию для каждого последующего выпуска.<text:line-break/><text:line-break/>Как узнать, когда выпустить версию 1.0.0?<text:line-break/>Если ваше программное обеспечение используется в производстве, вероятно, оно уже должно быть версии 1.0.0. Если у вас есть стабильный API, от которого зависят пользователи, у вас должна быть версия 1.0.0. Если вас сильно беспокоит обратная совместимость, возможно, у вас уже установлена ​​версия 1.0.0.<text:line-break/><text:line-break/>Не препятствует ли это быстрой разработке и быстрым итерациям?<text:line-break/>Основная нулевая версия ориентирована на быстрое развитие. Если вы меняете API каждый день, вы должны либо оставаться в версии 0.y.z, либо находиться в отдельной ветке разработки, работающей над следующей основной версией.<text:line-break/><text:line-break/>Если даже малейшие обратно несовместимые изменения в общедоступном API потребуют обновления основной версии, не окажусь ли я очень быстро на версии 42.0.0?<text:line-break/>Это вопрос ответственного развития и дальновидности. Несовместимые изменения не следует вносить легкомысленно в программное обеспечение, имеющее много зависимого кода. Затраты, которые необходимо понести для обновления, могут быть значительными. Необходимость выпуска основных версий для выпуска несовместимых изменений означает, что вы продумаете влияние своих изменений и оцените соотношение затрат и выгод.<text:line-break/><text:line-break/>Документирование всего публичного API — слишком большая работа!<text:line-break/>Вы как профессиональный разработчик несете ответственность за правильное документирование программного обеспечения, предназначенного для использования другими. Управление сложностью программного обеспечения — чрезвычайно важная часть поддержания эффективности проекта, и это трудно сделать, если никто не знает, как использовать ваше программное обеспечение или какие методы безопасно вызывать. В долгосрочной перспективе семантическое управление версиями и требование четко определенного общедоступного API могут обеспечить бесперебойную работу всех и вся.<text:line-break/><text:line-break/>Что мне делать, если я случайно выпущу обратно несовместимое изменение как второстепенную версию?<text:line-break/>Как только вы поймете, что нарушили спецификацию семантического управления версиями, устраните проблему и выпустите новую второстепенную версию, которая исправит проблему и восстановит обратную совместимость. Даже в этом случае недопустимо изменять версии версий. Если это уместно, задокументируйте проблемную версию и проинформируйте пользователей о проблеме, чтобы они знали о проблемной версии.<text:line-break/><text:line-break/>Что мне делать, если я обновлю свои собственные зависимости, не меняя общедоступный API?<text:line-break/>Это будет считаться совместимым, поскольку не влияет на общедоступный API. Программное обеспечение, которое явно зависит от тех же зависимостей, что и ваш пакет, должно иметь свои собственные спецификации зависимостей, и автор заметит любые конфликты. Определение того, является ли изменение уровнем исправления или незначительной модификацией, зависит от того, обновили ли вы свои зависимости, чтобы исправить ошибку или добавить новую функциональность. Обычно мы ожидаем дополнительного кода для последнего экземпляра, и в этом случае это, очевидно, незначительное приращение уровня.<text:line-break/><text:line-break/>Что, если я случайно изменю общедоступный API таким образом, что это не будет соответствовать изменению номера версии (т. е. код неправильно внесет серьезное критическое изменение в выпуск патча)?<text:line-break/>Используйте свое лучшее суждение. Если у вас огромная аудитория, на которую радикально повлияет изменение поведения обратно на то, что предполагал общедоступный API, то, возможно, лучше всего выпустить выпуск основной версии, даже если исправление можно строго рассматривать как выпуск исправления. Помните, что семантическое управление версиями заключается в передаче смысла посредством изменения номера версии. Если эти изменения важны для ваших пользователей, используйте номер версии, чтобы сообщить им об этом.</text:span></text:p>
      <text:p text:style-name="P19"><text:span text:style-name="T11">как мне следует справляться с устаревшей функциональностью?<text:line-break/>Отказ от существующих функций является нормальной частью разработки программного обеспечения и часто необходим для дальнейшего прогресса. Когда вы объявляете устаревшей часть вашего общедоступного API, вам следует сделать две вещи: (1) обновить документацию, чтобы пользователи знали об изменении, (2) выпустить новую второстепенную версию с действующей устаревшей версией. Прежде чем вы полностью удалите функциональность в новой основной версии, должна быть хотя бы одна второстепенная версия, содержащая устаревшие функции, чтобы пользователи могли плавно перейти на новый API.<text:line-break/><text:line-break/>Есть ли у SemVer ограничение на размер строки версии?<text:line-break/>Нет, но руководствуйтесь здравым смыслом. Например, строка версии из 255 символов, вероятно, является излишней. Кроме того, определенные системы могут налагать свои ограничения на размер строки.<text:line-break/><text:line-break/>Является ли «v1.2.3» смысловой версией?<text:line-break/>Нет, «v1.2.3» не является смысловой версией. Однако префикс семантической версии с помощью буквы «v» является распространенным способом (в английском языке) указать, что это номер версии. Сокращение «версии» до «v» часто встречается при управлении версиями. Пример: git tag v1.2.3 -m «Выпуск версии 1.2.3», в этом случае «v1.2.3» — это имя тега, а семантическая версия — «1.2.3».<text:line-break/><text:line-break/>Существует ли предлагаемое регулярное выражение (RegEx) для проверки строки SemVer?<text:line-break/></text:span><text:soft-page-break/><text:span text:style-name="T11">Есть два. Один с именованными группами для тех систем, которые их поддерживают (PCRE [Perl-совместимые регулярные выражения, т.е. Perl, PHP и R], Python и Go).<text:line-break/><text:line-break/>См.: https://regex101.com/r/Ly7O1x/3/.<text:line-break/><text:line-break/>~(?P мажор 0|[1-9]d*).(?P минор 0|[1-9]d*).(?P патч 0|[1-9]d*) (?:-(?P предварительная версия (?:0|[1-9]d*|d*[a-zA-Z-][0-9a-zA-Z-]*)(?:. (?:0|[1-9]d*|d*[a-zA-Z-][0-9a-zA-Z-]*))*))?(?:+(?P buildmetadata [0-9a-zA-Z-]+(?:.[0-9a-zA-Z-]+)*))?$<text:line-break/>И вместо этого одна с пронумерованными группами захвата (так что cg1 = основная, cg2 = дополнительная, cg3 = исправление, cg4 = предварительная версия и cg5 = метаданные сборки), совместимая со сценариями ECMA (JavaScript), PCRE (регулярные выражения, совместимые с Perl, т.е. Perl, PHP). и R), Python и Go.<text:line-break/><text:line-break/>См.: https://regex101.com/r/vkijKf/1/.<text:line-break/><text:line-break/>~(0|[1-9]d*).(0|[1-9]d*).(0|[1-9]d*)(?:-((?:0 |[1-9]d*|d*[a-zA-Z-][0-9a-zA-Z-]</text:span></text:p>
      <text:p text:style-name="P19" loext:marker-style-name="T1"><text:span text:style-name="T17"><text:line-break/></text:span></text:p>
      <text:p text:style-name="P15"><text:span text:style-name="pre"><text:span text:style-name="T8">description</text:span></text:span><text:span text:style-name="T4"> (</text:span><text:span text:style-name="pre"><text:span text:style-name="T8">str</text:span></text:span><text:span text:style-name="T4">)</text:span></text:p>
      <text:p text:style-name="P11" loext:marker-style-name="T1"><text:span text:style-name="T10">расширенное описание модуля в reStructuredText</text:span></text:p>
      <text:p text:style-name="P11" loext:marker-style-name="T1"><text:span text:style-name="T1">extended description for the module, in reStructuredText</text:span></text:p>
      <text:p text:style-name="P15"><text:span text:style-name="pre"><text:span text:style-name="T8">author</text:span></text:span><text:span text:style-name="T4"> (</text:span><text:span text:style-name="pre"><text:span text:style-name="T8">str</text:span></text:span><text:span text:style-name="T4">)</text:span></text:p>
      <text:p text:style-name="P11" loext:marker-style-name="T1"><text:span text:style-name="T1">name of the module author</text:span></text:p>
      <text:p text:style-name="P15"><text:span text:style-name="pre"><text:span text:style-name="T8">website</text:span></text:span><text:span text:style-name="T4"> (</text:span><text:span text:style-name="pre"><text:span text:style-name="T8">str</text:span></text:span><text:span text:style-name="T4">)</text:span></text:p>
      <text:p text:style-name="P11" loext:marker-style-name="T1"><text:span text:style-name="T1">website URL for the module author</text:span></text:p>
      <text:p text:style-name="P15"><text:span text:style-name="pre"><text:span text:style-name="T8">license</text:span></text:span><text:span text:style-name="T4"> (</text:span><text:span text:style-name="pre"><text:span text:style-name="T8">str</text:span></text:span><text:span text:style-name="T4">, defaults: </text:span><text:span text:style-name="pre"><text:span text:style-name="T8">LGPL-3</text:span></text:span><text:span text:style-name="T4">)</text:span></text:p>
      <text:p text:style-name="P11" loext:marker-style-name="T1"><text:span text:style-name="T1">distribution license for the module. Possible values:</text:span></text:p>
      <text:list text:style-name="WWNum1">
        <text:list-item>
          <text:p text:style-name="P8"><text:span text:style-name="pre"><text:span text:style-name="T5">GPL-2</text:span></text:span></text:p>
        </text:list-item>
        <text:list-item>
          <text:p text:style-name="P8"><text:span text:style-name="pre"><text:span text:style-name="T5">GPL-2</text:span></text:span><text:span text:style-name="HTML_20_Code"><text:span text:style-name="T6"> </text:span></text:span><text:span text:style-name="pre"><text:span text:style-name="T5">or</text:span></text:span><text:span text:style-name="HTML_20_Code"><text:span text:style-name="T6"> </text:span></text:span><text:span text:style-name="pre"><text:span text:style-name="T5">any</text:span></text:span><text:span text:style-name="HTML_20_Code"><text:span text:style-name="T6"> </text:span></text:span><text:span text:style-name="pre"><text:span text:style-name="T5">later</text:span></text:span><text:span text:style-name="HTML_20_Code"><text:span text:style-name="T6"> </text:span></text:span><text:span text:style-name="pre"><text:span text:style-name="T5">version</text:span></text:span></text:p>
        </text:list-item>
        <text:list-item>
          <text:p text:style-name="P8"><text:span text:style-name="pre"><text:span text:style-name="T5">GPL-3</text:span></text:span></text:p>
        </text:list-item>
        <text:list-item>
          <text:p text:style-name="P8"><text:span text:style-name="pre"><text:span text:style-name="T5">GPL-3</text:span></text:span><text:span text:style-name="HTML_20_Code"><text:span text:style-name="T6"> </text:span></text:span><text:span text:style-name="pre"><text:span text:style-name="T5">or</text:span></text:span><text:span text:style-name="HTML_20_Code"><text:span text:style-name="T6"> </text:span></text:span><text:span text:style-name="pre"><text:span text:style-name="T5">any</text:span></text:span><text:span text:style-name="HTML_20_Code"><text:span text:style-name="T6"> </text:span></text:span><text:span text:style-name="pre"><text:span text:style-name="T5">later</text:span></text:span><text:span text:style-name="HTML_20_Code"><text:span text:style-name="T6"> </text:span></text:span><text:span text:style-name="pre"><text:span text:style-name="T5">version</text:span></text:span></text:p>
        </text:list-item>
        <text:list-item>
          <text:p text:style-name="P8"><text:span text:style-name="pre"><text:span text:style-name="T5">AGPL-3</text:span></text:span></text:p>
        </text:list-item>
        <text:list-item>
          <text:p text:style-name="P8"><text:span text:style-name="pre"><text:span text:style-name="T5">LGPL-3</text:span></text:span></text:p>
        </text:list-item>
        <text:list-item>
          <text:p text:style-name="P8"><text:span text:style-name="pre"><text:span text:style-name="T5">Other</text:span></text:span><text:span text:style-name="HTML_20_Code"><text:span text:style-name="T6"> </text:span></text:span><text:span text:style-name="pre"><text:span text:style-name="T5">OSI</text:span></text:span><text:span text:style-name="HTML_20_Code"><text:span text:style-name="T6"> </text:span></text:span><text:span text:style-name="pre"><text:span text:style-name="T5">approved</text:span></text:span><text:span text:style-name="HTML_20_Code"><text:span text:style-name="T6"> </text:span></text:span><text:span text:style-name="pre"><text:span text:style-name="T5">licence</text:span></text:span></text:p>
        </text:list-item>
        <text:list-item>
          <text:p text:style-name="P8"><text:span text:style-name="pre"><text:span text:style-name="T5">OEEL-1</text:span></text:span><text:span text:style-name="T1"> (Odoo Enterprise Edition License v1.0)</text:span></text:p>
        </text:list-item>
        <text:list-item>
          <text:p text:style-name="P8"><text:span text:style-name="pre"><text:span text:style-name="T5">OPL-1</text:span></text:span><text:span text:style-name="T1"> (Odoo Proprietary License v1.0)</text:span></text:p>
        </text:list-item>
        <text:list-item>
          <text:p text:style-name="P8"><text:span text:style-name="pre"><text:span text:style-name="T5">Other</text:span></text:span><text:span text:style-name="HTML_20_Code"><text:span text:style-name="T6"> </text:span></text:span><text:span text:style-name="pre"><text:span text:style-name="T5">proprietary</text:span></text:span></text:p>
        </text:list-item>
      </text:list>
      <text:p text:style-name="P15"><text:span text:style-name="pre"><text:span text:style-name="T8">category</text:span></text:span><text:span text:style-name="T4"> (</text:span><text:span text:style-name="pre"><text:span text:style-name="T8">str</text:span></text:span><text:span text:style-name="T4">, default: </text:span><text:span text:style-name="pre"><text:span text:style-name="T8">Uncategorized</text:span></text:span><text:span text:style-name="T4">)</text:span></text:p>
      <text:p text:style-name="P11" loext:marker-style-name="T1"><text:span text:style-name="T1">classification category within Odoo, rough business domain for the module.</text:span></text:p>
      <text:p text:style-name="P11" loext:marker-style-name="T1"><text:span text:style-name="T10">категория классификации в Odoo, грубая бизнес-домен для модуля.</text:span></text:p>
      <text:p text:style-name="P11"><text:span text:style-name="T1">Although using </text:span><text:a xlink:type="simple" xlink:href="https://github.com/odoo/odoo/blob/17.0/odoo/addons/base/data/ir_module_category_data.xml" office:target-frame-name="_blank" xlink:show="new" text:style-name="ListLabel_20_538" text:visited-style-name="ListLabel_20_538"><text:span text:style-name="T1">existing categories</text:span></text:a><text:span text:style-name="T1"> is recommended, the field is freeform and unknown categories are created on-the-fly. Category hierarchies can be created using the separator </text:span><text:span text:style-name="pre"><text:span text:style-name="T5">/</text:span></text:span><text:span text:style-name="T1"> e.g. </text:span><text:span text:style-name="pre"><text:span text:style-name="T5">Foo</text:span></text:span><text:span text:style-name="HTML_20_Code"><text:span text:style-name="T6"> </text:span></text:span><text:span text:style-name="pre"><text:span text:style-name="T5">/</text:span></text:span><text:span text:style-name="HTML_20_Code"><text:span text:style-name="T6"> </text:span></text:span><text:span text:style-name="pre"><text:span text:style-name="T5">Bar</text:span></text:span><text:span text:style-name="T1"> will create a category </text:span><text:span text:style-name="pre"><text:span text:style-name="T5">Foo</text:span></text:span><text:span text:style-name="T1">, a category </text:span><text:span text:style-name="pre"><text:span text:style-name="T5">Bar</text:span></text:span><text:span text:style-name="T1"> as child category of </text:span><text:span text:style-name="pre"><text:span text:style-name="T5">Foo</text:span></text:span><text:span text:style-name="T1">, and will set </text:span><text:span text:style-name="pre"><text:span text:style-name="T5">Bar</text:span></text:span><text:span text:style-name="T1"> as the module’s category.</text:span></text:p>
      <text:p text:style-name="P11" loext:marker-style-name="T1"><text:span text:style-name="T10">Хотя рекомендуется использовать существующие категории, поле имеет произвольную форму, а неизвестные категории создаются «на лету». Иерархии категорий можно создавать с помощью разделителя / например. Foo / Bar создаст категорию Foo, категорию Bar в качестве дочерней категории Foo и установит Bar в качестве категории модуля.</text:span></text:p>
      <text:p text:style-name="P15"><text:span text:style-name="pre"><text:span text:style-name="T8">depends</text:span></text:span><text:span text:style-name="T4"> (</text:span><text:span text:style-name="pre"><text:span text:style-name="T8">list(str)</text:span></text:span><text:span text:style-name="T4">)</text:span></text:p>
      <text:p text:style-name="P11" loext:marker-style-name="T1"><text:span text:style-name="T1">Odoo modules which must be loaded before this one, either because this module uses features they create or because it alters resources they define.</text:span></text:p>
      <text:p text:style-name="P12" loext:marker-style-name="T1"><text:span text:style-name="T1">When a module is installed, all of its dependencies are installed before it. Likewise dependencies are loaded before a module is loaded.</text:span></text:p>
      <text:p text:style-name="P12" loext:marker-style-name="T1"><text:span text:style-name="T10">Модули Odoo, которые должны быть загружены до этого, либо потому, что этот модуль использует созданные ими функции, либо потому, что он изменяет определяемые ими ресурсы.</text:span><text:span text:style-name="T1"><text:line-break/><text:line-break/></text:span><text:span text:style-name="T10">Когда модуль установлен, все его зависимости устанавливаются до него. Аналогично зависимости загружаются до загрузки модуля.</text:span></text:p>
      <text:p text:style-name="P20" loext:marker-style-name="T1"><text:span text:style-name="T18"> Note</text:span></text:p>
      <text:p text:style-name="P14"><text:span text:style-name="T19">Module </text:span><text:span text:style-name="pre"><text:span text:style-name="T20">base</text:span></text:span><text:span text:style-name="T19"> is always installed in any Odoo instance. But you still need to specify it as dependency to make sure your module is updated when </text:span><text:span text:style-name="pre"><text:span text:style-name="T20">base</text:span></text:span><text:span text:style-name="T19"> is updated.</text:span></text:p>
      <text:p text:style-name="P15"><text:soft-page-break/><text:span text:style-name="pre"><text:span text:style-name="T8">data</text:span></text:span><text:span text:style-name="T4"> (</text:span><text:span text:style-name="pre"><text:span text:style-name="T8">list(str)</text:span></text:span><text:span text:style-name="T4">)</text:span></text:p>
      <text:p text:style-name="P11" loext:marker-style-name="T1"><text:span text:style-name="T1">List of data files which must always be installed or updated with the module. A list of paths from the module root directory<text:line-break/></text:span><text:span text:style-name="T10">Список файлов данных, которые всегда необходимо устанавливать или обновлять вместе с модулем. Список путей из корневого каталога модуля</text:span></text:p>
      <text:p text:style-name="P15"><text:span text:style-name="pre"><text:span text:style-name="T8">demo</text:span></text:span><text:span text:style-name="T4"> (</text:span><text:span text:style-name="pre"><text:span text:style-name="T8">list(str)</text:span></text:span><text:span text:style-name="T4">)</text:span></text:p>
      <text:p text:style-name="P11"><text:span text:style-name="T1">List of data files which are only installed or updated in </text:span><text:span text:style-name="Выделение"><text:span text:style-name="T1">demonstration mode</text:span></text:span></text:p>
      <text:p text:style-name="P11"><text:span text:style-name="Выделение"><text:span text:style-name="T10">Список файлов данных, которые устанавливаются или обновляются только в демонстрационном режиме.</text:span></text:span></text:p>
      <text:p text:style-name="P15"><text:span text:style-name="pre"><text:span text:style-name="T8">auto_install</text:span></text:span><text:span text:style-name="T4"> (</text:span><text:span text:style-name="pre"><text:span text:style-name="T8">bool</text:span></text:span><text:span text:style-name="T4"> or </text:span><text:span text:style-name="pre"><text:span text:style-name="T8">list(str)</text:span></text:span><text:span text:style-name="T4">, default: </text:span><text:span text:style-name="pre"><text:span text:style-name="T8">False</text:span></text:span><text:span text:style-name="T4">)</text:span></text:p>
      <text:p text:style-name="P11"><text:span text:style-name="T1">If </text:span><text:span text:style-name="pre"><text:span text:style-name="T5">True</text:span></text:span><text:span text:style-name="T1">, this module will automatically be installed if all of its dependencies are installed.</text:span></text:p>
      <text:p text:style-name="P11" loext:marker-style-name="T1"><text:span text:style-name="T1">It is generally used for “link modules” implementing synergetic integration between two otherwise independent modules.</text:span></text:p>
      <text:p text:style-name="P11"><text:span text:style-name="T1">For instance </text:span><text:span text:style-name="pre"><text:span text:style-name="T5">sale_crm</text:span></text:span><text:span text:style-name="T1"> depends on both </text:span><text:span text:style-name="pre"><text:span text:style-name="T5">sale</text:span></text:span><text:span text:style-name="T1"> and </text:span><text:span text:style-name="pre"><text:span text:style-name="T5">crm</text:span></text:span><text:span text:style-name="T1"> and is set to </text:span><text:span text:style-name="pre"><text:span text:style-name="T5">auto_install</text:span></text:span><text:span text:style-name="T1">. When both </text:span><text:span text:style-name="pre"><text:span text:style-name="T5">sale</text:span></text:span><text:span text:style-name="T1"> and </text:span><text:span text:style-name="pre"><text:span text:style-name="T5">crm</text:span></text:span><text:span text:style-name="T1"> are installed, it automatically adds CRM campaigns tracking to sale orders without either </text:span><text:span text:style-name="pre"><text:span text:style-name="T5">sale</text:span></text:span><text:span text:style-name="T1"> or </text:span><text:span text:style-name="pre"><text:span text:style-name="T5">crm</text:span></text:span><text:span text:style-name="T1"> being aware of one another.</text:span></text:p>
      <text:p text:style-name="P11" loext:marker-style-name="T1"><text:span text:style-name="T1">If it is a list, it must contain a subset of the dependencies. This module will automatically be installed as soon as all the dependencies in the subset are installed. The remaining dependencies will be automatically installed as well. If the list is empty, this module will always be automatically installed regardless of its dependencies and these will be installed as well.</text:span></text:p>
      <text:p text:style-name="P11" loext:marker-style-name="T1"><text:span text:style-name="T10">Если установлено значение True, этот модуль будет установлен автоматически, если установлены все его зависимости.</text:span><text:span text:style-name="T1"><text:line-break/><text:line-break/></text:span><text:span text:style-name="T10">Обычно он используется для «модулей связи», реализующих синергетическую интеграцию между двумя независимыми модулями.</text:span><text:span text:style-name="T1"><text:line-break/><text:line-break/></text:span><text:span text:style-name="T10">Например, sale_crm зависит как от продажи, так и от crm, и для него установлено значение auto_install. Когда установлены и продажа, и CRM, отслеживание кампаний CRM автоматически добавляется к заказам на продажу, при этом ни продажа, ни CRM не знают друг о друге.</text:span><text:span text:style-name="T1"><text:line-break/><text:line-break/></text:span><text:span text:style-name="T10">Если это список, он должен содержать подмножество зависимостей. Этот модуль будет установлен автоматически, как только будут установлены все зависимости в подмножестве. Остальные зависимости также будут установлены автоматически. Если список пуст, этот модуль всегда будет установлен автоматически, независимо от его зависимостей, и они тоже будут установлены.</text:span></text:p>
      <text:p text:style-name="P15"><text:span text:style-name="pre"><text:span text:style-name="T8">external_dependencies</text:span></text:span><text:span text:style-name="T4"> (</text:span><text:span text:style-name="pre"><text:span text:style-name="T8">dict(key=list(str))</text:span></text:span><text:span text:style-name="T4">)</text:span></text:p>
      <text:p text:style-name="P11" loext:marker-style-name="T1"><text:span text:style-name="T1">A dictionary containing python and/or binary dependencies.</text:span></text:p>
      <text:p text:style-name="P11"><text:span text:style-name="T1">For python dependencies, the </text:span><text:span text:style-name="pre"><text:span text:style-name="T5">python</text:span></text:span><text:span text:style-name="T1"> key must be defined for this dictionary and a list of python modules to be imported should be assigned to it.</text:span></text:p>
      <text:p text:style-name="P11"><text:span text:style-name="T1">For binary dependencies, the </text:span><text:span text:style-name="pre"><text:span text:style-name="T5">bin</text:span></text:span><text:span text:style-name="T1"> key must be defined for this dictionary and a list of binary executable names should be assigned to it.</text:span></text:p>
      <text:p text:style-name="P11" loext:marker-style-name="T1"><text:span text:style-name="T1">The module won’t be installed if either the python module is not installed in the host machine or the binary executable is not found within the host machine’s PATH environment variable.</text:span></text:p>
      <text:p text:style-name="P11" loext:marker-style-name="T1"><text:span text:style-name="T10">Словарь, содержащий зависимости Python и/или двоичные файлы.</text:span><text:span text:style-name="T1"><text:line-break/><text:line-break/></text:span><text:span text:style-name="T10">Для зависимостей Python для этого словаря должен быть определен ключ Python и ему должен быть назначен список импортируемых модулей Python.</text:span><text:span text:style-name="T1"><text:line-break/><text:line-break/></text:span><text:span text:style-name="T10">Для двоичных зависимостей для этого словаря должен быть определен ключ bin и ему должен быть присвоен список имен двоичных исполняемых файлов.</text:span><text:span text:style-name="T1"><text:line-break/><text:line-break/></text:span><text:span text:style-name="T10">Модуль не будет установлен, если либо модуль Python не установлен на хост-компьютере, либо двоичный исполняемый файл не найден в переменной среды PATH хост-компьютера.</text:span></text:p>
      <text:p text:style-name="P15"><text:span text:style-name="pre"><text:span text:style-name="T8">application</text:span></text:span><text:span text:style-name="T4"> (</text:span><text:span text:style-name="pre"><text:span text:style-name="T8">bool</text:span></text:span><text:span text:style-name="T4">, default: </text:span><text:span text:style-name="pre"><text:span text:style-name="T8">False</text:span></text:span><text:span text:style-name="T4">)</text:span></text:p>
      <text:p text:style-name="P11"><text:span text:style-name="T1">Whether the module should be considered as a fully-fledged application (</text:span><text:span text:style-name="pre"><text:span text:style-name="T5">True</text:span></text:span><text:span text:style-name="T1">) or is just a technical module (</text:span><text:span text:style-name="pre"><text:span text:style-name="T5">False</text:span></text:span><text:span text:style-name="T1">) that provides some extra functionality to an existing application module.</text:span></text:p>
      <text:p text:style-name="P11" loext:marker-style-name="T1"><text:span text:style-name="T10">Следует ли рассматривать модуль как полноценное приложение (True) или это просто технический модуль (False), который предоставляет некоторую дополнительную функциональность существующему модулю приложения.</text:span></text:p>
      <text:p text:style-name="P15"><text:span text:style-name="pre"><text:span text:style-name="T8">assets</text:span></text:span><text:span text:style-name="T4"> (</text:span><text:span text:style-name="pre"><text:span text:style-name="T8">dict</text:span></text:span><text:span text:style-name="T4">)</text:span></text:p>
      <text:p text:style-name="P11"><text:span text:style-name="T1">A definition of how all static files are loaded in various assets bundles. See the </text:span><text:a xlink:type="simple" xlink:href="https://www.odoo.com/documentation/17.0/developer/reference/frontend/assets.html#reference-assets" text:style-name="ListLabel_20_539" text:visited-style-name="ListLabel_20_539"><text:span text:style-name="std"><text:span text:style-name="T21">assets</text:span></text:span></text:a><text:span text:style-name="T1"> page for more details on how to describe bundles.</text:span></text:p>
      <text:p text:style-name="P11" loext:marker-style-name="T1"><text:soft-page-break/><text:span text:style-name="T10">Определение того, как все статические файлы загружаются в различные пакеты ресурсов. Дополнительную информацию о описании пакетов см. на странице ресурсов.</text:span></text:p>
      <text:p text:style-name="P15"><text:span text:style-name="pre"><text:span text:style-name="T8">installable</text:span></text:span><text:span text:style-name="T4"> (</text:span><text:span text:style-name="pre"><text:span text:style-name="T8">bool</text:span></text:span><text:span text:style-name="T4"> default: </text:span><text:span text:style-name="pre"><text:span text:style-name="T8">True</text:span></text:span><text:span text:style-name="T4">)</text:span></text:p>
      <text:p text:style-name="P11" loext:marker-style-name="T1"><text:span text:style-name="T1">Whether a user should be able to install the module from the Web UI or not.</text:span></text:p>
      <text:p text:style-name="P11" loext:marker-style-name="T1"><text:span text:style-name="T10">Должен ли пользователь иметь возможность установить модуль из веб-интерфейса или нет.</text:span></text:p>
      <text:p text:style-name="P15"><text:span text:style-name="pre"><text:span text:style-name="T8">maintainer</text:span></text:span><text:span text:style-name="T4"> (</text:span><text:span text:style-name="pre"><text:span text:style-name="T8">str</text:span></text:span><text:span text:style-name="T4">)</text:span></text:p>
      <text:p text:style-name="P11" loext:marker-style-name="T1"><text:span text:style-name="T1">Person or entity in charge of the maintenance of this module, by default it is assumed that the author is the maintainer.</text:span></text:p>
      <text:p text:style-name="P11" loext:marker-style-name="T1"><text:span text:style-name="T10">Физическое или юридическое лицо, отвечающее за поддержку этого модуля. По умолчанию предполагается, что автор является сопровождающим.</text:span></text:p>
      <text:p text:style-name="P15"><text:span text:style-name="pre"><text:span text:style-name="T8">{pre_init,</text:span></text:span><text:span text:style-name="HTML_20_Code"><text:span text:style-name="T9"> </text:span></text:span><text:span text:style-name="pre"><text:span text:style-name="T8">post_init,</text:span></text:span><text:span text:style-name="HTML_20_Code"><text:span text:style-name="T9"> </text:span></text:span><text:span text:style-name="pre"><text:span text:style-name="T8">uninstall}_hook</text:span></text:span><text:span text:style-name="T4"> (</text:span><text:span text:style-name="pre"><text:span text:style-name="T8">str</text:span></text:span><text:span text:style-name="T4">)</text:span></text:p>
      <text:p text:style-name="P11"><text:span text:style-name="T1">Hooks for module installation/uninstallation, their value should be a string representing the name of a function defined inside the module’s </text:span><text:span text:style-name="pre"><text:span text:style-name="T5">__init__.py</text:span></text:span><text:span text:style-name="T1">.</text:span></text:p>
      <text:p text:style-name="P11"><text:span text:style-name="pre"><text:span text:style-name="T5">pre_init_hook</text:span></text:span><text:span text:style-name="T1"> takes a cursor as its only argument, this function is executed prior to the module’s installation.</text:span></text:p>
      <text:p text:style-name="P11"><text:span text:style-name="pre"><text:span text:style-name="T5">post_init_hook</text:span></text:span><text:span text:style-name="T1"> takes a cursor and a registry as its arguments, this function is executed right after the module’s installation.</text:span></text:p>
      <text:p text:style-name="P11"><text:span text:style-name="pre"><text:span text:style-name="T5">uninstall_hook</text:span></text:span><text:span text:style-name="T1"> takes a cursor and a registry as its arguments, this function is executed after the module’s uninstallation.</text:span></text:p>
      <text:p text:style-name="P11" loext:marker-style-name="T1"><text:span text:style-name="T1">These hooks should only be used when setup/cleanup required for this module is either extremely difficult or impossible through the api.</text:span></text:p>
      <text:p text:style-name="P11" loext:marker-style-name="T1"><text:span text:style-name="T1">Хуки для установки/удаления модуля, их значением должна быть строка, представляющая имя функции, определенной внутри __init__.py модуля.</text:span></text:p>
      <text:p text:style-name="P11" loext:marker-style-name="T1"><text:span text:style-name="T1">pre_init_hook принимает курсор в качестве единственного аргумента, эта функция выполняется до установки модуля.</text:span></text:p>
      <text:p text:style-name="P13" loext:marker-style-name="T1"><text:span text:style-name="T1"><text:tab/>post_init_hook принимает в качестве аргументов курсор и реестр, эта функция <text:tab/>выполняется сразу после установки модуля.</text:span></text:p>
      <text:p text:style-name="P11" loext:marker-style-name="T1"><text:span text:style-name="T1">uninstall_hook принимает в качестве аргументов курсор и реестр, эта функция выполняется после удаления модуля. </text:span></text:p>
      <text:p text:style-name="P11" loext:marker-style-name="T1"><text:span text:style-name="T1">Эти перехватчики следует использовать только в том случае, если установка/очистка, необходимые для этого модуля, чрезвычайно сложны или невозможны через API.</text:span></text:p>
      <text:p text:style-name="P15"><text:span text:style-name="pre"><text:span text:style-name="T8">active</text:span></text:span><text:span text:style-name="T4"> (</text:span><text:span text:style-name="pre"><text:span text:style-name="T8">bool</text:span></text:span><text:span text:style-name="T4">)</text:span></text:p>
      <text:p text:style-name="P12"><text:span text:style-name="T1">Deprecated. Replaced by </text:span><text:span text:style-name="pre"><text:span text:style-name="T5">auto_install</text:span></text:span><text:span text:style-name="T1">. </text:span><text:span text:style-name="T10">Устарело. Заменено auto_instal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Tahoma, Helvetica, sans-serif" style:font-family-generic="roman" style:font-pitch="variable"/>
    <style:font-face style:name="Calibri" svg:font-family="Calibri" style:font-family-generic="system"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svg:font-family="'DejaVu Sans'" style:font-family-generic="system"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aakar" svg:font-family="aakar" style:font-family-generic="roman" style:font-pitch="variable"/>
    <style:font-face style:name="var(--bs-font-monospace)" svg:font-family="var(--bs-font-monospac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UA" style:font-name-complex="Times New Roman1" style:font-family-complex="'Times New Roman'" style:font-family-generic-complex="system" style:font-pitch-complex="variable" style:font-size-complex="12pt"/>
    </style:style>
    <style:style style:name="Heading_20_1" style:display-name="Heading 1" style:family="paragraph" style:parent-style-name="Standard"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ru" style:country-asian="UA"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DejaVu Sans" style:font-family-complex="'DejaVu Sans'"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TML_20_Preformatted" style:display-name="HTML Preformatted"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UA" style:font-name-complex="Courier New2" style:font-family-complex="'Courier New'" style:font-family-generic-complex="system" style:font-pitch-complex="variable" style:font-size-complex="10pt"/>
    </style:style>
    <style:style style:name="Текст_20_в_20_заданном_20_формате" style:display-name="Текст в заданном формате" style:family="paragraph" style:parent-style-name="Standard">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alert-title"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UA"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pre" style:family="text" style:parent-style-name="Default_20_Paragraph_20_Font"/>
    <style:style style:name="p" style:family="text" style:parent-style-name="Default_20_Paragraph_20_Font"/>
    <style:style style:name="s1" style:family="text" style:parent-style-name="Default_20_Paragraph_20_Font"/>
    <style:style style:name="s2" style:family="text" style:parent-style-name="Default_20_Paragraph_20_Font"/>
    <style:style style:name="c1"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style>
    <style:style style:name="ListLabel_20_537" style:display-name="ListLabel 537" style:family="text">
      <style:text-properties fo:font-variant="normal" fo:text-transform="none" fo:color="#000000" loext:opacity="100%" style:font-name="Arial" fo:font-family="Arial, Tahoma, Helvetica, sans-serif" style:font-family-generic="roman" style:font-pitch="variable" fo:font-size="8pt" fo:letter-spacing="normal" fo:font-style="normal" fo:font-weight="normal" fo:background-color="#ffff00" style:font-size-asian="8pt" style:font-style-asian="normal" style:font-weight-asian="normal" style:font-size-complex="8pt"/>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Исходный_20_текст" style:display-name="Исходный текст"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fo:font-size="10pt" style:font-size-asian="10pt" style:font-name-complex="Symbol1" style:font-family-complex="Symbol" style:font-family-generic-complex="system" style:font-pitch-complex="variable"/>
    </style:style>
    <style:style style:name="ListLabel_20_2" style:display-name="ListLabel 2" style:family="text">
      <style:text-properties fo:font-size="10pt" style:font-size-asian="10pt" style:font-name-complex="Courier New2" style:font-family-complex="'Courier New'" style:font-family-generic-complex="system" style:font-pitch-complex="variable"/>
    </style:style>
    <style:style style:name="ListLabel_20_3" style:display-name="ListLabel 3" style:family="text">
      <style:text-properties fo:font-size="10pt" style:font-size-asian="10pt" style:font-name-complex="Wingdings1" style:font-family-complex="Wingdings" style:font-family-generic-complex="system" style:font-pitch-complex="variable"/>
    </style:style>
    <style:style style:name="ListLabel_20_4" style:display-name="ListLabel 4" style:family="text">
      <style:text-properties fo:font-size="10pt" style:font-size-asian="10pt" style:font-name-complex="Wingdings1" style:font-family-complex="Wingdings" style:font-family-generic-complex="system" style:font-pitch-complex="variable"/>
    </style:style>
    <style:style style:name="ListLabel_20_5" style:display-name="ListLabel 5" style:family="text">
      <style:text-properties fo:font-size="10pt" style:font-size-asian="10pt" style:font-name-complex="Wingdings1" style:font-family-complex="Wingdings" style:font-family-generic-complex="system" style:font-pitch-complex="variable"/>
    </style:style>
    <style:style style:name="ListLabel_20_6" style:display-name="ListLabel 6" style:family="text">
      <style:text-properties fo:font-size="10pt" style:font-size-asian="10pt" style:font-name-complex="Wingdings1" style:font-family-complex="Wingdings" style:font-family-generic-complex="system" style:font-pitch-complex="variable"/>
    </style:style>
    <style:style style:name="ListLabel_20_7" style:display-name="ListLabel 7" style:family="text">
      <style:text-properties fo:font-size="10pt" style:font-size-asian="10pt" style:font-name-complex="Wingdings1" style:font-family-complex="Wingdings" style:font-family-generic-complex="system" style:font-pitch-complex="variable"/>
    </style:style>
    <style:style style:name="ListLabel_20_8" style:display-name="ListLabel 8" style:family="text">
      <style:text-properties fo:font-size="10pt" style:font-size-asian="10pt" style:font-name-complex="Wingdings1" style:font-family-complex="Wingdings" style:font-family-generic-complex="system" style:font-pitch-complex="variable"/>
    </style:style>
    <style:style style:name="ListLabel_20_9" style:display-name="ListLabel 9" style:family="text">
      <style:text-properties fo:font-size="10pt" style:font-size-asian="10pt" style:font-name-complex="Wingdings1" style:font-family-complex="Wingdings" style:font-family-generic-complex="system" style:font-pitch-complex="variable"/>
    </style:style>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538" style:display-name="ListLabel 538" style:family="text">
      <style:text-properties fo:font-size="8pt" fo:background-color="#e8a202" style:font-size-asian="8pt" style:font-size-complex="8pt"/>
    </style:style>
    <style:style style:name="Выделение" style:family="text" style:parent-style-name="Default_20_Paragraph_20_Font">
      <style:text-properties fo:font-style="italic" style:font-style-asian="italic" style:font-style-complex="italic"/>
    </style:style>
    <style:style style:name="std" style:family="text" style:parent-style-name="Default_20_Paragraph_20_Font"/>
    <style:style style:name="ListLabel_20_539" style:display-name="ListLabel 539" style:family="text">
      <style:text-properties fo:color="#0000ff" loext:opacity="100%" fo:font-size="8pt" fo:background-color="#e8a202" style:font-size-asian="8pt" style:font-size-complex="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1">
        <style:list-level-properties text:list-level-position-and-space-mode="label-alignment">
          <style:list-level-label-alignment text:label-followed-by="nothing"/>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nothing"/>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nothing"/>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5T15:18:46.183965013</meta:creation-date>
    <meta:generator>LibreOffice/24.2.5.2$Linux_X86_64 LibreOffice_project/bffef4ea93e59bebbeaf7f431bb02b1a39ee8a59</meta:generator>
    <dc:date>2024-08-25T15:19:37.516991538</dc:date>
    <meta:editing-duration>PT52S</meta:editing-duration>
    <meta:editing-cycles>1</meta:editing-cycles>
    <meta:document-statistic meta:table-count="0" meta:image-count="0" meta:object-count="0" meta:page-count="7" meta:paragraph-count="173" meta:word-count="3618" meta:character-count="26164" meta:non-whitespace-character-count="22186"/>
  </office:meta>
</office:document-meta>
</file>